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Table48" style:family="table">
      <style:table-properties style:width="14.601cm" table:align="margins"/>
    </style:style>
    <style:style style:name="Table48.A" style:family="table-column">
      <style:table-column-properties style:column-width="2.155cm" style:rel-column-width="9674*"/>
    </style:style>
    <style:style style:name="Table48.B" style:family="table-column">
      <style:table-column-properties style:column-width="12.446cm" style:rel-column-width="55861*"/>
    </style:style>
    <style:style style:name="Table48.A1" style:family="table-cell">
      <style:table-cell-properties fo:padding="0.097cm" fo:border-left="0.002cm solid #000000" fo:border-right="none" fo:border-top="0.002cm solid #000000" fo:border-bottom="0.002cm solid #000000"/>
    </style:style>
    <style:style style:name="Table48.B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B2" style:family="table-cell">
      <style:table-cell-properties fo:padding="0.097cm" fo:border-left="0.002cm solid #000000" fo:border-right="0.002cm solid #000000" fo:border-top="none" fo:border-bottom="0.002cm solid #000000"/>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Table_20_Contents">
      <style:paragraph-properties fo:text-align="start" style:justify-single-word="false"/>
    </style:style>
    <style:style style:name="P5" style:family="paragraph" style:parent-style-name="p" style:master-page-name="Standard">
      <style:paragraph-properties style:page-number="auto"/>
    </style:style>
    <style:style style:name="T1" style:family="text">
      <style:text-properties fo:font-weight="bold" style:font-weight-asian="bold" style:font-weight-complex="bold"/>
    </style:style>
    <style:style style:name="T2" style:family="text"/>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able:table table:name="Table48" table:style-name="Table48">
        <table:table-column table:style-name="Table48.A"/>
        <table:table-column table:style-name="Table48.B"/>
        <table:table-row>
          <table:table-cell table:style-name="Table48.A1" office:value-type="string">
            <text:p text:style-name="p">Bitmap</text:p>
          </table:table-cell>
          <table:table-cell table:style-name="Table48.B1" office:value-type="string">
            <text:p text:style-name="p">A bitmap (also known as raster) image consists of pixels (dots) which combine to make up the picture. Each pixel is individually defined and can be modified. Bitmap images cannot be resized without a loss of quality which is in contrast to vector images. Some common bitmap file formats are GIF, JPEG (JPG), PNG, PICT (Macintosh), TIFF, BMP, EPS (can contain both bitmap and vector data). </text:p>
          </table:table-cell>
        </table:table-row>
        <table:table-row>
          <table:table-cell table:style-name="Table48.A2" office:value-type="string">
            <text:p text:style-name="p">Hyperlink</text:p>
          </table:table-cell>
          <table:table-cell table:style-name="Table48.B2" office:value-type="string">
            <text:p text:style-name="p">A hyperlink (link) is a specific area that, when activated (usually by a mouse click) will take you to information within the same file or to other files. Some other functions a hyperlink may perform are sending email or submitting forms. A hyperlink within text is often coloured and underlined so it is prominent. Graphics may also have a hyperlink applied though it is not always obvious. If a linked graphic has a border it will usually be blue for recognition.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reading" style:family="paragraph" style:parent-style-name="Heading_20_6">
      <style:paragraph-properties fo:padding="0.049cm" fo:border-left="none" fo:border-right="none" fo:border-top="none" fo:border-bottom="0.002cm solid #000000"/>
    </style:style>
    <style:style style:name="h-learn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h-example"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casestudy" style:family="paragraph" style:parent-style-name="Heading_20_6">
      <style:paragraph-properties fo:padding="0.049cm" fo:border-left="none" fo:border-right="none" fo:border-top="none" fo:border-bottom="0.002cm solid #000000"/>
    </style:style>
    <style:style style:name="h5-chapter" style:family="paragraph" style:parent-style-name="h5" style:next-style-name="p"/>
    <style:style style:name="h4-chapter" style:family="paragraph" style:parent-style-name="h4"/>
    <style:style style:name="h3-chapter" style:family="paragraph" style:parent-style-name="h3"/>
    <style:style style:name="h2-chapter" style:family="paragraph" style:parent-style-name="h2"/>
    <style:style style:name="h1-chapter" style:family="paragraph" style:parent-style-name="h1"/>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style:list-level-properties/>
      </text:outline-level-style>
      <text:outline-level-style text:level="3" style:num-suffix=" " style:num-format="1" text:display-levels="2">
        <style:list-level-properties/>
      </text:outline-level-style>
      <text:outline-level-style text:level="4" style:num-suffix=" " style:num-format="1" text:display-levels="3">
        <style:list-level-properties/>
      </text:outline-level-style>
      <text:outline-level-style text:level="5" style:num-suffix=" " style:num-format="1" text:display-levels="4">
        <style:list-level-properties/>
      </text:outline-level-style>
      <text:outline-level-style text:level="6" style:num-suffix=" " style:num-format="1" text:display-levels="5">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MP1" style:family="paragraph" style:parent-style-name="Header_20_right">
      <style:paragraph-properties fo:margin-top="0cm" fo:margin-bottom="0cm"/>
    </style:style>
    <style:style style:name="M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MP3" style:family="paragraph" style:parent-style-name="Header_20_left">
      <style:text-properties fo:font-weight="normal" style:font-weight-asian="normal" style:font-weight-complex="normal"/>
    </style:style>
    <style:style style:name="MT1" style:family="text"/>
    <style:page-layout style:name="M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M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Mpm1">
      <style:header>
        <table:table table:name="BodyFooter" table:style-name="BodyFooter">
          <table:table-column table:style-name="BodyFooter.A"/>
          <table:table-column table:style-name="BodyFooter.B"/>
          <table:table-row>
            <table:table-cell table:style-name="BodyFooter.A1" office:value-type="string">
              <text:p text:style-name="Header_20_right"><text:title>Glossary</text:title></text:p>
            </table:table-cell>
            <table:table-cell table:style-name="BodyFooter.A1" office:value-type="string">
              <text:p text:style-name="MP1"><text:span text:style-name="i-b"><text:page-number text:select-page="current">1</text:page-number></text:span></text:p>
            </table:table-cell>
          </table:table-row>
        </table:table>
        <text:p text:style-name="M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MP3"><text:subject/></text:p>
            </table:table-cell>
          </table:table-row>
        </table:table>
        <text:p text:style-name="Header_20_left"/>
      </style:header-left>
    </style:master-page>
    <style:master-page style:name="First_20_Page" style:display-name="First Page" style:page-layout-name="Mpm2" style:next-style-name="Left_20_Page"/>
    <style:master-page style:name="Left_20_Page" style:display-name="Left Page" style:page-layout-name="Mpm3" style:next-style-name="Right_20_Page"/>
    <style:master-page style:name="Right_20_Page" style:display-name="Right Page" style:page-layout-name="Mpm4" style:next-style-name="Left_20_Page"/>
    <style:master-page style:name="Index" style:page-layout-name="Mpm5"/>
    <style:master-page style:name="HTML" style:page-layout-name="Mpm6">
      <style:header>
        <text:p text:style-name="Header"/>
      </style:header>
    </style:master-page>
    <style:master-page style:name="Footnote" style:page-layout-name="Mpm7"/>
    <style:master-page style:name="Endnote" style:page-layout-name="Mpm8"/>
    <style:master-page style:name="TOC_20_Page" style:display-name="TOC Page" style:page-layout-name="Mpm9"/>
    <style:master-page style:name="Copyright_20_Page" style:display-name="Copyright Page" style:page-layout-name="Mpm2"/>
    <style:master-page style:name="Module_20_01" style:display-name="Module 01" style:page-layout-name="M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2" style:display-name="Module 02" style:page-layout-name="M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3" style:display-name="Module 03" style:page-layout-name="M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4" style:display-name="Module 04" style:page-layout-name="M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5" style:display-name="Module 05" style:page-layout-name="M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6" style:display-name="Module 06" style:page-layout-name="M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7" style:display-name="Module 07" style:page-layout-name="M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8" style:display-name="Module 08" style:page-layout-name="M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9" style:display-name="Module 09" style:page-layout-name="M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0" style:display-name="Module 10" style:page-layout-name="M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1" style:display-name="Module 11" style:page-layout-name="M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2" style:display-name="Module 12" style:page-layout-name="M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3" style:display-name="Module 13" style:page-layout-name="M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4" style:display-name="Module 14" style:page-layout-name="M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5" style:display-name="Module 15" style:page-layout-name="M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6" style:display-name="Module 16" style:page-layout-name="M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7" style:display-name="Module 17" style:page-layout-name="M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8" style:display-name="Module 18" style:page-layout-name="M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9" style:display-name="Module 19" style:page-layout-name="M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20" style:display-name="Module 20" style:page-layout-name="M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End_20_Section" style:display-name="End Section" style:page-layout-name="M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MP1"><text:span text:style-name="i-b"><text:page-number text:select-page="current">1</text:page-number></text:span></text:p>
            </table:table-cell>
          </table:table-row>
        </table:table>
        <text:p text:style-name="M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Start_20_Section" style:display-name="Start Section" style:page-layout-name="M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MP1"><text:span text:style-name="i-b"><text:page-number text:select-page="current">1</text:page-number></text:span></text:p>
            </table:table-cell>
          </table:table-row>
        </table:table>
        <text:p text:style-name="M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Landscape" style:page-layout-name="Mpm11">
      <style:header>
        <table:table table:name="Table46" table:style-name="Table46">
          <table:table-column table:style-name="Table46.A"/>
          <table:table-column table:style-name="Table46.B"/>
          <table:table-row>
            <table:table-cell table:style-name="Table46.A1" office:value-type="string">
              <text:p text:style-name="Header_20_right"><text:title>Glossary</text:title></text:p>
            </table:table-cell>
            <table:table-cell table:style-name="Table46.A1" office:value-type="string">
              <text:p text:style-name="MP1"><text:span text:style-name="i-b"><text:page-number text:select-page="current">1</text:page-number></text:span></text:p>
            </table:table-cell>
          </table:table-row>
        </table:table>
        <text:p text:style-name="M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M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Glossary</dc:title>
    <meta:initial-creator>Daniel de Byl</meta:initial-creator>
    <meta:creation-date>2007-02-05T13:22:46</meta:creation-date>
    <dc:date>2009-06-04T13:52:35</dc:date>
    <dc:language>en-US</dc:language>
    <meta:editing-cycles>9</meta:editing-cycles>
    <meta:editing-duration>PT00H05M09S</meta:editing-duration>
    <meta:document-statistic meta:table-count="49" meta:image-count="0" meta:object-count="0" meta:page-count="1" meta:paragraph-count="56" meta:word-count="199" meta:character-count="1016"/>
    <meta:user-defined meta:name="Info 1"/>
    <meta:user-defined meta:name="Info 2"/>
    <meta:user-defined meta:name="Info 3"/>
    <meta:user-defined meta:name="Info 4"/>
    <meta:template xlink:type="simple" xlink:actuate="onRequest" xlink:title="ice-template" xlink:href="../../../templates/ice-template.ott" meta:date="2007-02-05T13:22:46"/>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